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Decoder.readCommand( ByteBuffer byte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mpDecoder.decodeMessage( ByteBuffer byteBuffer , @ Nullable MultiValueMap &lt; String , String &gt; header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StompDecoder.setHeaderInitializer( @ Nullable MessageHeaderInitializer header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Decoder.unescape( String inStrin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tompDecoder.getHeaderInit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Decoder.skipEol( ByteBuffer byte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mpDecoder.readPayload( ByteBuffer byteBuffer , StompHeaderAccessor headerAccess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tompDecoder.readHeaders( ByteBuffer byteBuffer , StompHeaderAccessor headerAccessor , StompCommand comman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tompDecoder.decode( ByteBuffer byte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Decoder.tryConsumeEndOfLine( ByteBuffer byteBuff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ompDecoder.decode( ByteBuffer byteBuffer , @ Nullable MultiValueMap &lt; String , String &gt; partialMessageHead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ompDecoder.initHeaders( StompHeaderAccessor headerAc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